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8.3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0.21pt"/>
    </style:style>
    <style:style style:name="co4" style:family="table-column">
      <style:table-column-properties fo:break-before="auto" style:column-width="54pt"/>
    </style:style>
    <style:style style:name="co5" style:family="table-column">
      <style:table-column-properties fo:break-before="auto" style:column-width="79.51pt"/>
    </style:style>
    <style:style style:name="co6" style:family="table-column">
      <style:table-column-properties fo:break-before="auto" style:column-width="77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1.5pt solid #000000" fo:border-right="none" fo:border-top="1.5pt solid #000000"/>
    </style:style>
    <style:style style:name="ce2" style:family="table-cell" style:parent-style-name="Default">
      <style:table-cell-properties fo:border-bottom="none" fo:border-left="1.5pt solid #000000" fo:border-right="none" fo:border-top="none"/>
    </style:style>
    <style:style style:name="ce3" style:family="table-cell" style:parent-style-name="Default">
      <style:table-cell-properties fo:border-bottom="none" fo:border-left="none" fo:border-right="none" fo:border-top="1.5pt solid #000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otal</text:p>
          </table:table-cell>
          <table:table-cell table:style-name="ce4" office:value-type="string" calcext:value-type="string">
            <text:p>SRAA</text:p>
          </table:table-cell>
          <table:table-cell table:style-name="ce4" office:value-type="string" calcext:value-type="string">
            <text:p>basicaa</text:p>
          </table:table-cell>
          <table:table-cell office:value-type="string" calcext:value-type="string">
            <text:p>SRAA+basicaa</text:p>
          </table:table-cell>
          <table:table-cell/>
        </table:table-row>
        <table:table-row table:style-name="ro1">
          <table:table-cell office:value-type="string" calcext:value-type="string">
            <text:p>Benchmarks/ASC_Sequoia/IRSmk/IRSmk</text:p>
          </table:table-cell>
          <table:table-cell office:value-type="float" office:value="28275" calcext:value-type="float">
            <text:p>28275</text:p>
          </table:table-cell>
          <table:table-cell office:value-type="float" office:value="14633" calcext:value-type="float">
            <text:p>14633</text:p>
          </table:table-cell>
          <table:table-cell office:value-type="float" office:value="4716" calcext:value-type="float">
            <text:p>4716</text:p>
          </table:table-cell>
          <table:table-cell office:value-type="float" office:value="15007" calcext:value-type="float">
            <text:p>15007</text:p>
          </table:table-cell>
          <table:table-cell/>
        </table:table-row>
        <table:table-row table:style-name="ro1">
          <table:table-cell office:value-type="string" calcext:value-type="string">
            <text:p>Benchmarks/McCat/18-imp/imp</text:p>
          </table:table-cell>
          <table:table-cell office:value-type="float" office:value="29337" calcext:value-type="float">
            <text:p>29337</text:p>
          </table:table-cell>
          <table:table-cell office:value-type="float" office:value="9121" calcext:value-type="float">
            <text:p>9121</text:p>
          </table:table-cell>
          <table:table-cell office:value-type="float" office:value="5772" calcext:value-type="float">
            <text:p>5772</text:p>
          </table:table-cell>
          <table:table-cell office:value-type="float" office:value="10690" calcext:value-type="float">
            <text:p>10690</text:p>
          </table:table-cell>
          <table:table-cell/>
        </table:table-row>
        <table:table-row table:style-name="ro1">
          <table:table-cell office:value-type="string" calcext:value-type="string">
            <text:p>Benchmarks/nbench/nbench</text:p>
          </table:table-cell>
          <table:table-cell office:value-type="float" office:value="32861" calcext:value-type="float">
            <text:p>32861</text:p>
          </table:table-cell>
          <table:table-cell office:value-type="float" office:value="13165" calcext:value-type="float">
            <text:p>13165</text:p>
          </table:table-cell>
          <table:table-cell office:value-type="float" office:value="15965" calcext:value-type="float">
            <text:p>15965</text:p>
          </table:table-cell>
          <table:table-cell office:value-type="float" office:value="19730" calcext:value-type="float">
            <text:p>19730</text:p>
          </table:table-cell>
          <table:table-cell/>
        </table:table-row>
        <table:table-row table:style-name="ro1">
          <table:table-cell office:value-type="string" calcext:value-type="string">
            <text:p>Benchmarks/Prolangs-C/assembler/assembler</text:p>
          </table:table-cell>
          <table:table-cell office:value-type="float" office:value="34272" calcext:value-type="float">
            <text:p>34272</text:p>
          </table:table-cell>
          <table:table-cell office:value-type="float" office:value="8141" calcext:value-type="float">
            <text:p>8141</text:p>
          </table:table-cell>
          <table:table-cell office:value-type="float" office:value="13947" calcext:value-type="float">
            <text:p>13947</text:p>
          </table:table-cell>
          <table:table-cell office:value-type="float" office:value="15320" calcext:value-type="float">
            <text:p>15320</text:p>
          </table:table-cell>
          <table:table-cell/>
        </table:table-row>
        <table:table-row table:style-name="ro1">
          <table:table-cell office:value-type="string" calcext:value-type="string">
            <text:p>Benchmarks/Olden/voronoi/voronoi</text:p>
          </table:table-cell>
          <table:table-cell office:value-type="float" office:value="35193" calcext:value-type="float">
            <text:p>35193</text:p>
          </table:table-cell>
          <table:table-cell office:value-type="float" office:value="7616" calcext:value-type="float">
            <text:p>7616</text:p>
          </table:table-cell>
          <table:table-cell office:value-type="float" office:value="10228" calcext:value-type="float">
            <text:p>10228</text:p>
          </table:table-cell>
          <table:table-cell office:value-type="float" office:value="12404" calcext:value-type="float">
            <text:p>12404</text:p>
          </table:table-cell>
          <table:table-cell/>
        </table:table-row>
        <table:table-row table:style-name="ro1">
          <table:table-cell table:style-name="ce1" office:value-type="string" calcext:value-type="string">
            <text:p>Benchmarks/Ptrdist/yacr2/yacr2</text:p>
          </table:table-cell>
          <table:table-cell table:style-name="ce3" office:value-type="float" office:value="38262" calcext:value-type="float">
            <text:p>38262</text:p>
          </table:table-cell>
          <table:table-cell table:style-name="ce3" office:value-type="float" office:value="3515" calcext:value-type="float">
            <text:p>3515</text:p>
          </table:table-cell>
          <table:table-cell table:style-name="ce3" office:value-type="float" office:value="2763" calcext:value-type="float">
            <text:p>2763</text:p>
          </table:table-cell>
          <table:table-cell table:style-name="ce3" office:value-type="float" office:value="4795" calcext:value-type="float">
            <text:p>4795</text:p>
          </table:table-cell>
          <table:table-cell/>
        </table:table-row>
        <table:table-row table:style-name="ro1">
          <table:table-cell office:value-type="string" calcext:value-type="string">
            <text:p>Benchmarks/FreeBench/analyzer/analyzer</text:p>
          </table:table-cell>
          <table:table-cell office:value-type="float" office:value="38508" calcext:value-type="float">
            <text:p>38508</text:p>
          </table:table-cell>
          <table:table-cell office:value-type="float" office:value="9545" calcext:value-type="float">
            <text:p>9545</text:p>
          </table:table-cell>
          <table:table-cell office:value-type="float" office:value="18924" calcext:value-type="float">
            <text:p>18924</text:p>
          </table:table-cell>
          <table:table-cell office:value-type="float" office:value="22247" calcext:value-type="float">
            <text:p>22247</text:p>
          </table:table-cell>
          <table:table-cell/>
        </table:table-row>
        <table:table-row table:style-name="ro1">
          <table:table-cell table:style-name="ce2" office:value-type="string" calcext:value-type="string">
            <text:p>Benchmarks/Prolangs-C++/city/city</text:p>
          </table:table-cell>
          <table:table-cell office:value-type="float" office:value="41123" calcext:value-type="float">
            <text:p>41123</text:p>
          </table:table-cell>
          <table:table-cell office:value-type="float" office:value="24305" calcext:value-type="float">
            <text:p>24305</text:p>
          </table:table-cell>
          <table:table-cell office:value-type="float" office:value="30296" calcext:value-type="float">
            <text:p>30296</text:p>
          </table:table-cell>
          <table:table-cell office:value-type="float" office:value="33131" calcext:value-type="float">
            <text:p>33131</text:p>
          </table:table-cell>
          <table:table-cell/>
        </table:table-row>
        <table:table-row table:style-name="ro1">
          <table:table-cell office:value-type="string" calcext:value-type="string">
            <text:p>Benchmarks/MiBench/security-blowfish/security-blowfish</text:p>
          </table:table-cell>
          <table:table-cell office:value-type="float" office:value="43254" calcext:value-type="float">
            <text:p>43254</text:p>
          </table:table-cell>
          <table:table-cell office:value-type="float" office:value="15225" calcext:value-type="float">
            <text:p>15225</text:p>
          </table:table-cell>
          <table:table-cell office:value-type="float" office:value="15227" calcext:value-type="float">
            <text:p>15227</text:p>
          </table:table-cell>
          <table:table-cell office:value-type="float" office:value="20708" calcext:value-type="float">
            <text:p>20708</text:p>
          </table:table-cell>
          <table:table-cell/>
        </table:table-row>
        <table:table-row table:style-name="ro1">
          <table:table-cell office:value-type="string" calcext:value-type="string">
            <text:p>Benchmarks/VersaBench/dbms/dbms</text:p>
          </table:table-cell>
          <table:table-cell office:value-type="float" office:value="46055" calcext:value-type="float">
            <text:p>46055</text:p>
          </table:table-cell>
          <table:table-cell office:value-type="float" office:value="15915" calcext:value-type="float">
            <text:p>15915</text:p>
          </table:table-cell>
          <table:table-cell office:value-type="float" office:value="10956" calcext:value-type="float">
            <text:p>10956</text:p>
          </table:table-cell>
          <table:table-cell office:value-type="float" office:value="18901" calcext:value-type="float">
            <text:p>18901</text:p>
          </table:table-cell>
          <table:table-cell/>
        </table:table-row>
        <table:table-row table:style-name="ro1">
          <table:table-cell office:value-type="string" calcext:value-type="string">
            <text:p>Applications/spiff/spiff</text:p>
          </table:table-cell>
          <table:table-cell office:value-type="float" office:value="46139" calcext:value-type="float">
            <text:p>46139</text:p>
          </table:table-cell>
          <table:table-cell office:value-type="float" office:value="7886" calcext:value-type="float">
            <text:p>7886</text:p>
          </table:table-cell>
          <table:table-cell office:value-type="float" office:value="10846" calcext:value-type="float">
            <text:p>10846</text:p>
          </table:table-cell>
          <table:table-cell office:value-type="float" office:value="13385" calcext:value-type="float">
            <text:p>13385</text:p>
          </table:table-cell>
          <table:table-cell/>
        </table:table-row>
        <table:table-row table:style-name="ro1">
          <table:table-cell office:value-type="string" calcext:value-type="string">
            <text:p>UnitTests/C++11/frame_layout/frame_layout</text:p>
          </table:table-cell>
          <table:table-cell office:value-type="float" office:value="49254" calcext:value-type="float">
            <text:p>49254</text:p>
          </table:table-cell>
          <table:table-cell office:value-type="float" office:value="34306" calcext:value-type="float">
            <text:p>34306</text:p>
          </table:table-cell>
          <table:table-cell office:value-type="float" office:value="32348" calcext:value-type="float">
            <text:p>32348</text:p>
          </table:table-cell>
          <table:table-cell office:value-type="float" office:value="35967" calcext:value-type="float">
            <text:p>35967</text:p>
          </table:table-cell>
          <table:table-cell/>
        </table:table-row>
        <table:table-row table:style-name="ro1">
          <table:table-cell office:value-type="string" calcext:value-type="string">
            <text:p>Benchmarks/Prolangs-C/unix-smail/unix-smail</text:p>
          </table:table-cell>
          <table:table-cell office:value-type="float" office:value="58355" calcext:value-type="float">
            <text:p>58355</text:p>
          </table:table-cell>
          <table:table-cell office:value-type="float" office:value="6516" calcext:value-type="float">
            <text:p>6516</text:p>
          </table:table-cell>
          <table:table-cell office:value-type="float" office:value="21209" calcext:value-type="float">
            <text:p>21209</text:p>
          </table:table-cell>
          <table:table-cell office:value-type="float" office:value="22297" calcext:value-type="float">
            <text:p>22297</text:p>
          </table:table-cell>
          <table:table-cell/>
        </table:table-row>
        <table:table-row table:style-name="ro1">
          <table:table-cell office:value-type="string" calcext:value-type="string">
            <text:p>Applications/minisat/minisat</text:p>
          </table:table-cell>
          <table:table-cell office:value-type="float" office:value="62570" calcext:value-type="float">
            <text:p>62570</text:p>
          </table:table-cell>
          <table:table-cell office:value-type="float" office:value="28350" calcext:value-type="float">
            <text:p>28350</text:p>
          </table:table-cell>
          <table:table-cell office:value-type="float" office:value="37104" calcext:value-type="float">
            <text:p>37104</text:p>
          </table:table-cell>
          <table:table-cell office:value-type="float" office:value="43883" calcext:value-type="float">
            <text:p>43883</text:p>
          </table:table-cell>
          <table:table-cell/>
        </table:table-row>
        <table:table-row table:style-name="ro1">
          <table:table-cell office:value-type="string" calcext:value-type="string">
            <text:p>Benchmarks/McCat/09-vor/vor</text:p>
          </table:table-cell>
          <table:table-cell office:value-type="float" office:value="65123" calcext:value-type="float">
            <text:p>65123</text:p>
          </table:table-cell>
          <table:table-cell office:value-type="float" office:value="30129" calcext:value-type="float">
            <text:p>30129</text:p>
          </table:table-cell>
          <table:table-cell office:value-type="float" office:value="31444" calcext:value-type="float">
            <text:p>31444</text:p>
          </table:table-cell>
          <table:table-cell office:value-type="float" office:value="36604" calcext:value-type="float">
            <text:p>36604</text:p>
          </table:table-cell>
          <table:table-cell/>
        </table:table-row>
        <table:table-row table:style-name="ro1">
          <table:table-cell office:value-type="string" calcext:value-type="string">
            <text:p>Benchmarks/mediabench/mpeg2/mpeg2dec/mpeg2decode</text:p>
          </table:table-cell>
          <table:table-cell office:value-type="float" office:value="65332" calcext:value-type="float">
            <text:p>65332</text:p>
          </table:table-cell>
          <table:table-cell office:value-type="float" office:value="28294" calcext:value-type="float">
            <text:p>28294</text:p>
          </table:table-cell>
          <table:table-cell office:value-type="float" office:value="21188" calcext:value-type="float">
            <text:p>21188</text:p>
          </table:table-cell>
          <table:table-cell office:value-type="float" office:value="33734" calcext:value-type="float">
            <text:p>33734</text:p>
          </table:table-cell>
          <table:table-cell/>
        </table:table-row>
        <table:table-row table:style-name="ro1">
          <table:table-cell office:value-type="string" calcext:value-type="string">
            <text:p>Applications/ALAC/encode/alacconvert-encode</text:p>
          </table:table-cell>
          <table:table-cell office:value-type="float" office:value="71657" calcext:value-type="float">
            <text:p>71657</text:p>
          </table:table-cell>
          <table:table-cell office:value-type="float" office:value="28893" calcext:value-type="float">
            <text:p>28893</text:p>
          </table:table-cell>
          <table:table-cell office:value-type="float" office:value="24888" calcext:value-type="float">
            <text:p>24888</text:p>
          </table:table-cell>
          <table:table-cell office:value-type="float" office:value="31657" calcext:value-type="float">
            <text:p>31657</text:p>
          </table:table-cell>
          <table:table-cell/>
        </table:table-row>
        <table:table-row table:style-name="ro1">
          <table:table-cell office:value-type="string" calcext:value-type="string">
            <text:p>Applications/ALAC/decode/alacconvert-decode</text:p>
          </table:table-cell>
          <table:table-cell office:value-type="float" office:value="71657" calcext:value-type="float">
            <text:p>71657</text:p>
          </table:table-cell>
          <table:table-cell office:value-type="float" office:value="28600" calcext:value-type="float">
            <text:p>28600</text:p>
          </table:table-cell>
          <table:table-cell office:value-type="float" office:value="24888" calcext:value-type="float">
            <text:p>24888</text:p>
          </table:table-cell>
          <table:table-cell office:value-type="float" office:value="31970" calcext:value-type="float">
            <text:p>31970</text:p>
          </table:table-cell>
          <table:table-cell/>
        </table:table-row>
        <table:table-row table:style-name="ro1">
          <table:table-cell table:style-name="ce2" office:value-type="string" calcext:value-type="string">
            <text:p>Benchmarks/Prolangs-C++/deriv2/deriv2</text:p>
          </table:table-cell>
          <table:table-cell office:value-type="float" office:value="73236" calcext:value-type="float">
            <text:p>73236</text:p>
          </table:table-cell>
          <table:table-cell office:value-type="float" office:value="11100" calcext:value-type="float">
            <text:p>11100</text:p>
          </table:table-cell>
          <table:table-cell office:value-type="float" office:value="18509" calcext:value-type="float">
            <text:p>18509</text:p>
          </table:table-cell>
          <table:table-cell office:value-type="float" office:value="23157" calcext:value-type="float">
            <text:p>23157</text:p>
          </table:table-cell>
          <table:table-cell/>
        </table:table-row>
        <table:table-row table:style-name="ro1">
          <table:table-cell office:value-type="string" calcext:value-type="string">
            <text:p>Benchmarks/sim/sim</text:p>
          </table:table-cell>
          <table:table-cell office:value-type="float" office:value="73685" calcext:value-type="float">
            <text:p>73685</text:p>
          </table:table-cell>
          <table:table-cell office:value-type="float" office:value="8030" calcext:value-type="float">
            <text:p>8030</text:p>
          </table:table-cell>
          <table:table-cell office:value-type="float" office:value="9811" calcext:value-type="float">
            <text:p>9811</text:p>
          </table:table-cell>
          <table:table-cell office:value-type="float" office:value="12622" calcext:value-type="float">
            <text:p>12622</text:p>
          </table:table-cell>
          <table:table-cell/>
        </table:table-row>
        <table:table-row table:style-name="ro1">
          <table:table-cell office:value-type="string" calcext:value-type="string">
            <text:p>Benchmarks/Prolangs-C/unix-tbl/unix-tbl</text:p>
          </table:table-cell>
          <table:table-cell office:value-type="float" office:value="88754" calcext:value-type="float">
            <text:p>88754</text:p>
          </table:table-cell>
          <table:table-cell office:value-type="float" office:value="16361" calcext:value-type="float">
            <text:p>16361</text:p>
          </table:table-cell>
          <table:table-cell office:value-type="float" office:value="38204" calcext:value-type="float">
            <text:p>38204</text:p>
          </table:table-cell>
          <table:table-cell office:value-type="float" office:value="41165" calcext:value-type="float">
            <text:p>41165</text:p>
          </table:table-cell>
          <table:table-cell/>
        </table:table-row>
        <table:table-row table:style-name="ro1">
          <table:table-cell office:value-type="string" calcext:value-type="string">
            <text:p>Benchmarks/FreeBench/pifft/pifft</text:p>
          </table:table-cell>
          <table:table-cell office:value-type="float" office:value="89971" calcext:value-type="float">
            <text:p>89971</text:p>
          </table:table-cell>
          <table:table-cell office:value-type="float" office:value="30672" calcext:value-type="float">
            <text:p>30672</text:p>
          </table:table-cell>
          <table:table-cell office:value-type="float" office:value="19692" calcext:value-type="float">
            <text:p>19692</text:p>
          </table:table-cell>
          <table:table-cell office:value-type="float" office:value="35007" calcext:value-type="float">
            <text:p>35007</text:p>
          </table:table-cell>
          <table:table-cell/>
        </table:table-row>
        <table:table-row table:style-name="ro1">
          <table:table-cell table:style-name="ce2" office:value-type="string" calcext:value-type="string">
            <text:p>Benchmarks/MallocBench/cfrac/cfrac</text:p>
          </table:table-cell>
          <table:table-cell office:value-type="float" office:value="98648" calcext:value-type="float">
            <text:p>98648</text:p>
          </table:table-cell>
          <table:table-cell office:value-type="float" office:value="8224" calcext:value-type="float">
            <text:p>8224</text:p>
          </table:table-cell>
          <table:table-cell office:value-type="float" office:value="8662" calcext:value-type="float">
            <text:p>8662</text:p>
          </table:table-cell>
          <table:table-cell office:value-type="float" office:value="13191" calcext:value-type="float">
            <text:p>13191</text:p>
          </table:table-cell>
          <table:table-cell/>
        </table:table-row>
        <table:table-row table:style-name="ro1">
          <table:table-cell office:value-type="string" calcext:value-type="string">
            <text:p>Benchmarks/MiBench/automotive-susan/automotive-susan</text:p>
          </table:table-cell>
          <table:table-cell office:value-type="float" office:value="104997" calcext:value-type="float">
            <text:p>104997</text:p>
          </table:table-cell>
          <table:table-cell office:value-type="float" office:value="15672" calcext:value-type="float">
            <text:p>15672</text:p>
          </table:table-cell>
          <table:table-cell office:value-type="float" office:value="11647" calcext:value-type="float">
            <text:p>11647</text:p>
          </table:table-cell>
          <table:table-cell office:value-type="float" office:value="16149" calcext:value-type="float">
            <text:p>16149</text:p>
          </table:table-cell>
          <table:table-cell/>
        </table:table-row>
        <table:table-row table:style-name="ro1">
          <table:table-cell office:value-type="string" calcext:value-type="string">
            <text:p>Benchmarks/Prolangs-C/bison/mybison</text:p>
          </table:table-cell>
          <table:table-cell office:value-type="float" office:value="109545" calcext:value-type="float">
            <text:p>109545</text:p>
          </table:table-cell>
          <table:table-cell office:value-type="float" office:value="5640" calcext:value-type="float">
            <text:p>5640</text:p>
          </table:table-cell>
          <table:table-cell office:value-type="float" office:value="12641" calcext:value-type="float">
            <text:p>12641</text:p>
          </table:table-cell>
          <table:table-cell office:value-type="float" office:value="14610" calcext:value-type="float">
            <text:p>14610</text:p>
          </table:table-cell>
          <table:table-cell/>
        </table:table-row>
        <table:table-row table:style-name="ro1">
          <table:table-cell office:value-type="string" calcext:value-type="string">
            <text:p>Benchmarks/Prolangs-C/agrep/agrep</text:p>
          </table:table-cell>
          <table:table-cell office:value-type="float" office:value="147525" calcext:value-type="float">
            <text:p>147525</text:p>
          </table:table-cell>
          <table:table-cell office:value-type="float" office:value="78840" calcext:value-type="float">
            <text:p>78840</text:p>
          </table:table-cell>
          <table:table-cell office:value-type="float" office:value="78233" calcext:value-type="float">
            <text:p>78233</text:p>
          </table:table-cell>
          <table:table-cell office:value-type="float" office:value="92293" calcext:value-type="float">
            <text:p>92293</text:p>
          </table:table-cell>
          <table:table-cell/>
        </table:table-row>
        <table:table-row table:style-name="ro1">
          <table:table-cell office:value-type="string" calcext:value-type="string">
            <text:p>Benchmarks/Trimaran/enc-3des/enc-3des</text:p>
          </table:table-cell>
          <table:table-cell office:value-type="float" office:value="148423" calcext:value-type="float">
            <text:p>148423</text:p>
          </table:table-cell>
          <table:table-cell office:value-type="float" office:value="136461" calcext:value-type="float">
            <text:p>136461</text:p>
          </table:table-cell>
          <table:table-cell office:value-type="float" office:value="76607" calcext:value-type="float">
            <text:p>76607</text:p>
          </table:table-cell>
          <table:table-cell office:value-type="float" office:value="136824" calcext:value-type="float">
            <text:p>136824</text:p>
          </table:table-cell>
          <table:table-cell/>
        </table:table-row>
        <table:table-row table:style-name="ro1">
          <table:table-cell office:value-type="string" calcext:value-type="string">
            <text:p>Benchmarks/mediabench/gsm/toast/toast</text:p>
          </table:table-cell>
          <table:table-cell office:value-type="float" office:value="155642" calcext:value-type="float">
            <text:p>155642</text:p>
          </table:table-cell>
          <table:table-cell office:value-type="float" office:value="122165" calcext:value-type="float">
            <text:p>122165</text:p>
          </table:table-cell>
          <table:table-cell office:value-type="float" office:value="108263" calcext:value-type="float">
            <text:p>108263</text:p>
          </table:table-cell>
          <table:table-cell office:value-type="float" office:value="124783" calcext:value-type="float">
            <text:p>124783</text:p>
          </table:table-cell>
          <table:table-cell/>
        </table:table-row>
        <table:table-row table:style-name="ro1">
          <table:table-cell office:value-type="string" calcext:value-type="string">
            <text:p>Benchmarks/MiBench/telecomm-gsm/telecomm-gsm</text:p>
          </table:table-cell>
          <table:table-cell office:value-type="float" office:value="155642" calcext:value-type="float">
            <text:p>155642</text:p>
          </table:table-cell>
          <table:table-cell office:value-type="float" office:value="122164" calcext:value-type="float">
            <text:p>122164</text:p>
          </table:table-cell>
          <table:table-cell office:value-type="float" office:value="108263" calcext:value-type="float">
            <text:p>108263</text:p>
          </table:table-cell>
          <table:table-cell office:value-type="float" office:value="124783" calcext:value-type="float">
            <text:p>124783</text:p>
          </table:table-cell>
          <table:table-cell/>
        </table:table-row>
        <table:table-row table:style-name="ro1">
          <table:table-cell office:value-type="string" calcext:value-type="string">
            <text:p>Benchmarks/Prolangs-C/archie-client/archie</text:p>
          </table:table-cell>
          <table:table-cell office:value-type="float" office:value="157514" calcext:value-type="float">
            <text:p>157514</text:p>
          </table:table-cell>
          <table:table-cell office:value-type="float" office:value="15079" calcext:value-type="float">
            <text:p>15079</text:p>
          </table:table-cell>
          <table:table-cell office:value-type="float" office:value="32345" calcext:value-type="float">
            <text:p>32345</text:p>
          </table:table-cell>
          <table:table-cell office:value-type="float" office:value="37049" calcext:value-type="float">
            <text:p>37049</text:p>
          </table:table-cell>
          <table:table-cell/>
        </table:table-row>
        <table:table-row table:style-name="ro1">
          <table:table-cell office:value-type="string" calcext:value-type="string">
            <text:p>Benchmarks/MiBench/office-ispell/office-ispell</text:p>
          </table:table-cell>
          <table:table-cell office:value-type="float" office:value="193376" calcext:value-type="float">
            <text:p>193376</text:p>
          </table:table-cell>
          <table:table-cell office:value-type="float" office:value="25018" calcext:value-type="float">
            <text:p>25018</text:p>
          </table:table-cell>
          <table:table-cell office:value-type="float" office:value="43611" calcext:value-type="float">
            <text:p>43611</text:p>
          </table:table-cell>
          <table:table-cell office:value-type="float" office:value="57509" calcext:value-type="float">
            <text:p>57509</text:p>
          </table:table-cell>
          <table:table-cell/>
        </table:table-row>
        <table:table-row table:style-name="ro1">
          <table:table-cell office:value-type="string" calcext:value-type="string">
            <text:p>Benchmarks/PAQ8p/paq8p</text:p>
          </table:table-cell>
          <table:table-cell office:value-type="float" office:value="202118" calcext:value-type="float">
            <text:p>202118</text:p>
          </table:table-cell>
          <table:table-cell office:value-type="float" office:value="64002" calcext:value-type="float">
            <text:p>64002</text:p>
          </table:table-cell>
          <table:table-cell office:value-type="float" office:value="61774" calcext:value-type="float">
            <text:p>61774</text:p>
          </table:table-cell>
          <table:table-cell office:value-type="float" office:value="80658" calcext:value-type="float">
            <text:p>80658</text:p>
          </table:table-cell>
          <table:table-cell/>
        </table:table-row>
        <table:table-row table:style-name="ro1">
          <table:table-cell office:value-type="string" calcext:value-type="string">
            <text:p>Applications/SIBsim4/SIBsim4</text:p>
          </table:table-cell>
          <table:table-cell office:value-type="float" office:value="227768" calcext:value-type="float">
            <text:p>227768</text:p>
          </table:table-cell>
          <table:table-cell office:value-type="float" office:value="70101" calcext:value-type="float">
            <text:p>70101</text:p>
          </table:table-cell>
          <table:table-cell office:value-type="float" office:value="28415" calcext:value-type="float">
            <text:p>28415</text:p>
          </table:table-cell>
          <table:table-cell office:value-type="float" office:value="76834" calcext:value-type="float">
            <text:p>76834</text:p>
          </table:table-cell>
          <table:table-cell/>
        </table:table-row>
        <table:table-row table:style-name="ro1">
          <table:table-cell office:value-type="string" calcext:value-type="string">
            <text:p>Applications/treecc/treecc</text:p>
          </table:table-cell>
          <table:table-cell office:value-type="float" office:value="276247" calcext:value-type="float">
            <text:p>276247</text:p>
          </table:table-cell>
          <table:table-cell office:value-type="float" office:value="54348" calcext:value-type="float">
            <text:p>54348</text:p>
          </table:table-cell>
          <table:table-cell office:value-type="float" office:value="48857" calcext:value-type="float">
            <text:p>48857</text:p>
          </table:table-cell>
          <table:table-cell office:value-type="float" office:value="88449" calcext:value-type="float">
            <text:p>88449</text:p>
          </table:table-cell>
          <table:table-cell/>
        </table:table-row>
        <table:table-row table:style-name="ro1">
          <table:table-cell office:value-type="string" calcext:value-type="string">
            <text:p>Applications/lambda-0.1.3/lambda</text:p>
          </table:table-cell>
          <table:table-cell office:value-type="float" office:value="279730" calcext:value-type="float">
            <text:p>279730</text:p>
          </table:table-cell>
          <table:table-cell office:value-type="float" office:value="32318" calcext:value-type="float">
            <text:p>32318</text:p>
          </table:table-cell>
          <table:table-cell office:value-type="float" office:value="19797" calcext:value-type="float">
            <text:p>19797</text:p>
          </table:table-cell>
          <table:table-cell office:value-type="float" office:value="45382" calcext:value-type="float">
            <text:p>45382</text:p>
          </table:table-cell>
          <table:table-cell/>
        </table:table-row>
        <table:table-row table:style-name="ro1">
          <table:table-cell office:value-type="string" calcext:value-type="string">
            <text:p>Benchmarks/Prolangs-C/cdecl/cdecl</text:p>
          </table:table-cell>
          <table:table-cell office:value-type="float" office:value="301764" calcext:value-type="float">
            <text:p>301764</text:p>
          </table:table-cell>
          <table:table-cell office:value-type="float" office:value="52660" calcext:value-type="float">
            <text:p>52660</text:p>
          </table:table-cell>
          <table:table-cell office:value-type="float" office:value="73347" calcext:value-type="float">
            <text:p>73347</text:p>
          </table:table-cell>
          <table:table-cell office:value-type="float" office:value="83087" calcext:value-type="float">
            <text:p>83087</text:p>
          </table:table-cell>
          <table:table-cell/>
        </table:table-row>
        <table:table-row table:style-name="ro1">
          <table:table-cell office:value-type="string" calcext:value-type="string">
            <text:p>Applications/Burg/burg</text:p>
          </table:table-cell>
          <table:table-cell office:value-type="float" office:value="333341" calcext:value-type="float">
            <text:p>333341</text:p>
          </table:table-cell>
          <table:table-cell office:value-type="float" office:value="42284" calcext:value-type="float">
            <text:p>42284</text:p>
          </table:table-cell>
          <table:table-cell office:value-type="float" office:value="44177" calcext:value-type="float">
            <text:p>44177</text:p>
          </table:table-cell>
          <table:table-cell office:value-type="float" office:value="75610" calcext:value-type="float">
            <text:p>75610</text:p>
          </table:table-cell>
          <table:table-cell/>
        </table:table-row>
        <table:table-row table:style-name="ro1">
          <table:table-cell office:value-type="string" calcext:value-type="string">
            <text:p>Applications/obsequi/Obsequi</text:p>
          </table:table-cell>
          <table:table-cell office:value-type="float" office:value="347219" calcext:value-type="float">
            <text:p>347219</text:p>
          </table:table-cell>
          <table:table-cell office:value-type="float" office:value="127931" calcext:value-type="float">
            <text:p>127931</text:p>
          </table:table-cell>
          <table:table-cell office:value-type="float" office:value="164182" calcext:value-type="float">
            <text:p>164182</text:p>
          </table:table-cell>
          <table:table-cell office:value-type="float" office:value="171216" calcext:value-type="float">
            <text:p>171216</text:p>
          </table:table-cell>
          <table:table-cell/>
        </table:table-row>
        <table:table-row table:style-name="ro1">
          <table:table-cell office:value-type="string" calcext:value-type="string">
            <text:p>Applications/siod/siod</text:p>
          </table:table-cell>
          <table:table-cell office:value-type="float" office:value="394731" calcext:value-type="float">
            <text:p>394731</text:p>
          </table:table-cell>
          <table:table-cell office:value-type="float" office:value="21206" calcext:value-type="float">
            <text:p>21206</text:p>
          </table:table-cell>
          <table:table-cell office:value-type="float" office:value="102035" calcext:value-type="float">
            <text:p>102035</text:p>
          </table:table-cell>
          <table:table-cell office:value-type="float" office:value="107217" calcext:value-type="float">
            <text:p>107217</text:p>
          </table:table-cell>
          <table:table-cell/>
        </table:table-row>
        <table:table-row table:style-name="ro1">
          <table:table-cell office:value-type="string" calcext:value-type="string">
            <text:p>Applications/lua/lua</text:p>
          </table:table-cell>
          <table:table-cell office:value-type="float" office:value="444500" calcext:value-type="float">
            <text:p>444500</text:p>
          </table:table-cell>
          <table:table-cell office:value-type="float" office:value="115325" calcext:value-type="float">
            <text:p>115325</text:p>
          </table:table-cell>
          <table:table-cell office:value-type="float" office:value="37962" calcext:value-type="float">
            <text:p>37962</text:p>
          </table:table-cell>
          <table:table-cell office:value-type="float" office:value="124512" calcext:value-type="float">
            <text:p>124512</text:p>
          </table:table-cell>
          <table:table-cell/>
        </table:table-row>
        <table:table-row table:style-name="ro1">
          <table:table-cell office:value-type="string" calcext:value-type="string">
            <text:p>Applications/hbd/hbd</text:p>
          </table:table-cell>
          <table:table-cell office:value-type="float" office:value="447866" calcext:value-type="float">
            <text:p>447866</text:p>
          </table:table-cell>
          <table:table-cell office:value-type="float" office:value="103019" calcext:value-type="float">
            <text:p>103019</text:p>
          </table:table-cell>
          <table:table-cell office:value-type="float" office:value="85864" calcext:value-type="float">
            <text:p>85864</text:p>
          </table:table-cell>
          <table:table-cell office:value-type="float" office:value="152108" calcext:value-type="float">
            <text:p>152108</text:p>
          </table:table-cell>
          <table:table-cell/>
        </table:table-row>
        <table:table-row table:style-name="ro1">
          <table:table-cell office:value-type="string" calcext:value-type="string">
            <text:p>Benchmarks/MiBench/security-rijndael/security-rijndael</text:p>
          </table:table-cell>
          <table:table-cell office:value-type="float" office:value="452291" calcext:value-type="float">
            <text:p>452291</text:p>
          </table:table-cell>
          <table:table-cell office:value-type="float" office:value="185615" calcext:value-type="float">
            <text:p>185615</text:p>
          </table:table-cell>
          <table:table-cell office:value-type="float" office:value="270579" calcext:value-type="float">
            <text:p>270579</text:p>
          </table:table-cell>
          <table:table-cell office:value-type="float" office:value="329667" calcext:value-type="float">
            <text:p>329667</text:p>
          </table:table-cell>
          <table:table-cell/>
        </table:table-row>
        <table:table-row table:style-name="ro1">
          <table:table-cell office:value-type="string" calcext:value-type="string">
            <text:p>Benchmarks/Prolangs-C/football/football</text:p>
          </table:table-cell>
          <table:table-cell office:value-type="float" office:value="495214" calcext:value-type="float">
            <text:p>495214</text:p>
          </table:table-cell>
          <table:table-cell office:value-type="float" office:value="251799" calcext:value-type="float">
            <text:p>251799</text:p>
          </table:table-cell>
          <table:table-cell office:value-type="float" office:value="293324" calcext:value-type="float">
            <text:p>293324</text:p>
          </table:table-cell>
          <table:table-cell office:value-type="float" office:value="314274" calcext:value-type="float">
            <text:p>314274</text:p>
          </table:table-cell>
          <table:table-cell/>
        </table:table-row>
        <table:table-row table:style-name="ro1">
          <table:table-cell office:value-type="string" calcext:value-type="string">
            <text:p>Applications/lemon/lemon</text:p>
          </table:table-cell>
          <table:table-cell office:value-type="float" office:value="524163" calcext:value-type="float">
            <text:p>524163</text:p>
          </table:table-cell>
          <table:table-cell office:value-type="float" office:value="168075" calcext:value-type="float">
            <text:p>168075</text:p>
          </table:table-cell>
          <table:table-cell office:value-type="float" office:value="105280" calcext:value-type="float">
            <text:p>105280</text:p>
          </table:table-cell>
          <table:table-cell office:value-type="float" office:value="209298" calcext:value-type="float">
            <text:p>209298</text:p>
          </table:table-cell>
          <table:table-cell/>
        </table:table-row>
        <table:table-row table:style-name="ro1">
          <table:table-cell office:value-type="string" calcext:value-type="string">
            <text:p>Benchmarks/MiBench/consumer-jpeg/consumer-jpeg</text:p>
          </table:table-cell>
          <table:table-cell office:value-type="float" office:value="533116" calcext:value-type="float">
            <text:p>533116</text:p>
          </table:table-cell>
          <table:table-cell office:value-type="float" office:value="117621" calcext:value-type="float">
            <text:p>117621</text:p>
          </table:table-cell>
          <table:table-cell office:value-type="float" office:value="79915" calcext:value-type="float">
            <text:p>79915</text:p>
          </table:table-cell>
          <table:table-cell office:value-type="float" office:value="158322" calcext:value-type="float">
            <text:p>158322</text:p>
          </table:table-cell>
          <table:table-cell/>
        </table:table-row>
        <table:table-row table:style-name="ro1">
          <table:table-cell table:style-name="ce2" office:value-type="string" calcext:value-type="string">
            <text:p>Benchmarks/MallocBench/gs/gs</text:p>
          </table:table-cell>
          <table:table-cell office:value-type="float" office:value="607716" calcext:value-type="float">
            <text:p>607716</text:p>
          </table:table-cell>
          <table:table-cell office:value-type="float" office:value="67278" calcext:value-type="float">
            <text:p>67278</text:p>
          </table:table-cell>
          <table:table-cell office:value-type="float" office:value="249759" calcext:value-type="float">
            <text:p>249759</text:p>
          </table:table-cell>
          <table:table-cell office:value-type="float" office:value="276066" calcext:value-type="float">
            <text:p>276066</text:p>
          </table:table-cell>
          <table:table-cell/>
        </table:table-row>
        <table:table-row table:style-name="ro1">
          <table:table-cell office:value-type="string" calcext:value-type="string">
            <text:p>Benchmarks/mediabench/jpeg/jpeg-6a/cjpeg</text:p>
          </table:table-cell>
          <table:table-cell office:value-type="float" office:value="635644" calcext:value-type="float">
            <text:p>635644</text:p>
          </table:table-cell>
          <table:table-cell office:value-type="float" office:value="234520" calcext:value-type="float">
            <text:p>234520</text:p>
          </table:table-cell>
          <table:table-cell office:value-type="float" office:value="95773" calcext:value-type="float">
            <text:p>95773</text:p>
          </table:table-cell>
          <table:table-cell office:value-type="float" office:value="260080" calcext:value-type="float">
            <text:p>260080</text:p>
          </table:table-cell>
          <table:table-cell/>
        </table:table-row>
        <table:table-row table:style-name="ro1">
          <table:table-cell office:value-type="string" calcext:value-type="string">
            <text:p>Applications/oggenc/oggenc</text:p>
          </table:table-cell>
          <table:table-cell office:value-type="float" office:value="680390" calcext:value-type="float">
            <text:p>680390</text:p>
          </table:table-cell>
          <table:table-cell office:value-type="float" office:value="238652" calcext:value-type="float">
            <text:p>238652</text:p>
          </table:table-cell>
          <table:table-cell office:value-type="float" office:value="159210" calcext:value-type="float">
            <text:p>159210</text:p>
          </table:table-cell>
          <table:table-cell office:value-type="float" office:value="281914" calcext:value-type="float">
            <text:p>281914</text:p>
          </table:table-cell>
          <table:table-cell/>
        </table:table-row>
        <table:table-row table:style-name="ro1">
          <table:table-cell table:style-name="ce1" office:value-type="string" calcext:value-type="string">
            <text:p>Benchmarks/MallocBench/espresso/espresso</text:p>
          </table:table-cell>
          <table:table-cell table:style-name="ce3" office:value-type="float" office:value="779874" calcext:value-type="float">
            <text:p>779874</text:p>
          </table:table-cell>
          <table:table-cell table:style-name="ce3" office:value-type="float" office:value="103459" calcext:value-type="float">
            <text:p>103459</text:p>
          </table:table-cell>
          <table:table-cell table:style-name="ce3" office:value-type="float" office:value="100082" calcext:value-type="float">
            <text:p>100082</text:p>
          </table:table-cell>
          <table:table-cell table:style-name="ce3" office:value-type="float" office:value="163680" calcext:value-type="float">
            <text:p>163680</text:p>
          </table:table-cell>
          <table:table-cell/>
        </table:table-row>
        <table:table-row table:style-name="ro1">
          <table:table-cell office:value-type="string" calcext:value-type="string">
            <text:p>Benchmarks/MiBench/consumer-lame/consumer-lame</text:p>
          </table:table-cell>
          <table:table-cell office:value-type="float" office:value="989268" calcext:value-type="float">
            <text:p>989268</text:p>
          </table:table-cell>
          <table:table-cell office:value-type="float" office:value="532392" calcext:value-type="float">
            <text:p>532392</text:p>
          </table:table-cell>
          <table:table-cell office:value-type="float" office:value="394799" calcext:value-type="float">
            <text:p>394799</text:p>
          </table:table-cell>
          <table:table-cell office:value-type="float" office:value="640813" calcext:value-type="float">
            <text:p>640813</text:p>
          </table:table-cell>
          <table:table-cell/>
        </table:table-row>
        <table:table-row table:style-name="ro1">
          <table:table-cell office:value-type="string" calcext:value-type="string">
            <text:p>Applications/SPASS/SPASS</text:p>
          </table:table-cell>
          <table:table-cell office:value-type="float" office:value="1145593" calcext:value-type="float">
            <text:p>1145593</text:p>
          </table:table-cell>
          <table:table-cell office:value-type="float" office:value="359942" calcext:value-type="float">
            <text:p>359942</text:p>
          </table:table-cell>
          <table:table-cell office:value-type="float" office:value="174721" calcext:value-type="float">
            <text:p>174721</text:p>
          </table:table-cell>
          <table:table-cell office:value-type="float" office:value="425604" calcext:value-type="float">
            <text:p>425604</text:p>
          </table:table-cell>
          <table:table-cell/>
        </table:table-row>
        <table:table-row table:style-name="ro1">
          <table:table-cell office:value-type="string" calcext:value-type="string">
            <text:p>Benchmarks/TSVC/Searching-dbl/Searching-dbl</text:p>
          </table:table-cell>
          <table:table-cell office:value-type="float" office:value="1155974" calcext:value-type="float">
            <text:p>1155974</text:p>
          </table:table-cell>
          <table:table-cell office:value-type="float" office:value="112951" calcext:value-type="float">
            <text:p>112951</text:p>
          </table:table-cell>
          <table:table-cell office:value-type="float" office:value="502553" calcext:value-type="float">
            <text:p>502553</text:p>
          </table:table-cell>
          <table:table-cell office:value-type="float" office:value="502707" calcext:value-type="float">
            <text:p>502707</text:p>
          </table:table-cell>
          <table:table-cell/>
        </table:table-row>
        <table:table-row table:style-name="ro1">
          <table:table-cell office:value-type="string" calcext:value-type="string">
            <text:p>Benchmarks/TSVC/Searching-flt/Searching-flt</text:p>
          </table:table-cell>
          <table:table-cell office:value-type="float" office:value="1155974" calcext:value-type="float">
            <text:p>1155974</text:p>
          </table:table-cell>
          <table:table-cell office:value-type="float" office:value="113105" calcext:value-type="float">
            <text:p>113105</text:p>
          </table:table-cell>
          <table:table-cell office:value-type="float" office:value="502553" calcext:value-type="float">
            <text:p>502553</text:p>
          </table:table-cell>
          <table:table-cell office:value-type="float" office:value="502719" calcext:value-type="float">
            <text:p>502719</text:p>
          </table:table-cell>
          <table:table-cell/>
        </table:table-row>
        <table:table-row table:style-name="ro1">
          <table:table-cell office:value-type="string" calcext:value-type="string">
            <text:p>Benchmarks/TSVC/Packing-flt/Packing-flt</text:p>
          </table:table-cell>
          <table:table-cell office:value-type="float" office:value="1156418" calcext:value-type="float">
            <text:p>1156418</text:p>
          </table:table-cell>
          <table:table-cell office:value-type="float" office:value="113009" calcext:value-type="float">
            <text:p>113009</text:p>
          </table:table-cell>
          <table:table-cell office:value-type="float" office:value="502835" calcext:value-type="float">
            <text:p>502835</text:p>
          </table:table-cell>
          <table:table-cell office:value-type="float" office:value="502906" calcext:value-type="float">
            <text:p>502906</text:p>
          </table:table-cell>
          <table:table-cell/>
        </table:table-row>
        <table:table-row table:style-name="ro1">
          <table:table-cell office:value-type="string" calcext:value-type="string">
            <text:p>Benchmarks/TSVC/Packing-dbl/Packing-dbl</text:p>
          </table:table-cell>
          <table:table-cell office:value-type="float" office:value="1156418" calcext:value-type="float">
            <text:p>1156418</text:p>
          </table:table-cell>
          <table:table-cell office:value-type="float" office:value="112919" calcext:value-type="float">
            <text:p>112919</text:p>
          </table:table-cell>
          <table:table-cell office:value-type="float" office:value="502835" calcext:value-type="float">
            <text:p>502835</text:p>
          </table:table-cell>
          <table:table-cell office:value-type="float" office:value="502934" calcext:value-type="float">
            <text:p>502934</text:p>
          </table:table-cell>
          <table:table-cell/>
        </table:table-row>
        <table:table-row table:style-name="ro1">
          <table:table-cell office:value-type="string" calcext:value-type="string">
            <text:p>Benchmarks/TSVC/Recurrences-flt/Recurrences-flt</text:p>
          </table:table-cell>
          <table:table-cell office:value-type="float" office:value="1156827" calcext:value-type="float">
            <text:p>1156827</text:p>
          </table:table-cell>
          <table:table-cell office:value-type="float" office:value="112917" calcext:value-type="float">
            <text:p>112917</text:p>
          </table:table-cell>
          <table:table-cell office:value-type="float" office:value="502985" calcext:value-type="float">
            <text:p>502985</text:p>
          </table:table-cell>
          <table:table-cell office:value-type="float" office:value="503121" calcext:value-type="float">
            <text:p>503121</text:p>
          </table:table-cell>
          <table:table-cell/>
        </table:table-row>
        <table:table-row table:style-name="ro1">
          <table:table-cell office:value-type="string" calcext:value-type="string">
            <text:p>Benchmarks/TSVC/Recurrences-dbl/Recurrences-dbl</text:p>
          </table:table-cell>
          <table:table-cell office:value-type="float" office:value="1156827" calcext:value-type="float">
            <text:p>1156827</text:p>
          </table:table-cell>
          <table:table-cell office:value-type="float" office:value="113039" calcext:value-type="float">
            <text:p>113039</text:p>
          </table:table-cell>
          <table:table-cell office:value-type="float" office:value="502985" calcext:value-type="float">
            <text:p>502985</text:p>
          </table:table-cell>
          <table:table-cell office:value-type="float" office:value="503136" calcext:value-type="float">
            <text:p>503136</text:p>
          </table:table-cell>
          <table:table-cell/>
        </table:table-row>
        <table:table-row table:style-name="ro1">
          <table:table-cell office:value-type="string" calcext:value-type="string">
            <text:p>Benchmarks/TSVC/StatementReordering-flt/StatementReordering-flt</text:p>
          </table:table-cell>
          <table:table-cell office:value-type="float" office:value="1156933" calcext:value-type="float">
            <text:p>1156933</text:p>
          </table:table-cell>
          <table:table-cell office:value-type="float" office:value="113006" calcext:value-type="float">
            <text:p>113006</text:p>
          </table:table-cell>
          <table:table-cell office:value-type="float" office:value="503044" calcext:value-type="float">
            <text:p>503044</text:p>
          </table:table-cell>
          <table:table-cell office:value-type="float" office:value="503156" calcext:value-type="float">
            <text:p>503156</text:p>
          </table:table-cell>
          <table:table-cell/>
        </table:table-row>
        <table:table-row table:style-name="ro1">
          <table:table-cell office:value-type="string" calcext:value-type="string">
            <text:p>Benchmarks/TSVC/StatementReordering-dbl/StatementReordering-dbl</text:p>
          </table:table-cell>
          <table:table-cell office:value-type="float" office:value="1156933" calcext:value-type="float">
            <text:p>1156933</text:p>
          </table:table-cell>
          <table:table-cell office:value-type="float" office:value="112914" calcext:value-type="float">
            <text:p>112914</text:p>
          </table:table-cell>
          <table:table-cell office:value-type="float" office:value="503044" calcext:value-type="float">
            <text:p>503044</text:p>
          </table:table-cell>
          <table:table-cell office:value-type="float" office:value="503221" calcext:value-type="float">
            <text:p>503221</text:p>
          </table:table-cell>
          <table:table-cell/>
        </table:table-row>
        <table:table-row table:style-name="ro1">
          <table:table-cell office:value-type="string" calcext:value-type="string">
            <text:p>Benchmarks/TSVC/Symbolics-flt/Symbolics-flt</text:p>
          </table:table-cell>
          <table:table-cell office:value-type="float" office:value="1157173" calcext:value-type="float">
            <text:p>1157173</text:p>
          </table:table-cell>
          <table:table-cell office:value-type="float" office:value="113133" calcext:value-type="float">
            <text:p>113133</text:p>
          </table:table-cell>
          <table:table-cell office:value-type="float" office:value="503373" calcext:value-type="float">
            <text:p>503373</text:p>
          </table:table-cell>
          <table:table-cell office:value-type="float" office:value="503464" calcext:value-type="float">
            <text:p>503464</text:p>
          </table:table-cell>
          <table:table-cell/>
        </table:table-row>
        <table:table-row table:style-name="ro1">
          <table:table-cell office:value-type="string" calcext:value-type="string">
            <text:p>Benchmarks/TSVC/Symbolics-dbl/Symbolics-dbl</text:p>
          </table:table-cell>
          <table:table-cell office:value-type="float" office:value="1157173" calcext:value-type="float">
            <text:p>1157173</text:p>
          </table:table-cell>
          <table:table-cell office:value-type="float" office:value="113040" calcext:value-type="float">
            <text:p>113040</text:p>
          </table:table-cell>
          <table:table-cell office:value-type="float" office:value="503373" calcext:value-type="float">
            <text:p>503373</text:p>
          </table:table-cell>
          <table:table-cell office:value-type="float" office:value="503572" calcext:value-type="float">
            <text:p>503572</text:p>
          </table:table-cell>
          <table:table-cell/>
        </table:table-row>
        <table:table-row table:style-name="ro1">
          <table:table-cell office:value-type="string" calcext:value-type="string">
            <text:p>Benchmarks/TSVC/Equivalencing-dbl/Equivalencing-dbl</text:p>
          </table:table-cell>
          <table:table-cell office:value-type="float" office:value="1157885" calcext:value-type="float">
            <text:p>1157885</text:p>
          </table:table-cell>
          <table:table-cell office:value-type="float" office:value="113289" calcext:value-type="float">
            <text:p>113289</text:p>
          </table:table-cell>
          <table:table-cell office:value-type="float" office:value="503601" calcext:value-type="float">
            <text:p>503601</text:p>
          </table:table-cell>
          <table:table-cell office:value-type="float" office:value="503723" calcext:value-type="float">
            <text:p>503723</text:p>
          </table:table-cell>
          <table:table-cell/>
        </table:table-row>
        <table:table-row table:style-name="ro1">
          <table:table-cell office:value-type="string" calcext:value-type="string">
            <text:p>Benchmarks/TSVC/Equivalencing-flt/Equivalencing-flt</text:p>
          </table:table-cell>
          <table:table-cell office:value-type="float" office:value="1157885" calcext:value-type="float">
            <text:p>1157885</text:p>
          </table:table-cell>
          <table:table-cell office:value-type="float" office:value="113226" calcext:value-type="float">
            <text:p>113226</text:p>
          </table:table-cell>
          <table:table-cell office:value-type="float" office:value="503549" calcext:value-type="float">
            <text:p>503549</text:p>
          </table:table-cell>
          <table:table-cell office:value-type="float" office:value="503632" calcext:value-type="float">
            <text:p>503632</text:p>
          </table:table-cell>
          <table:table-cell/>
        </table:table-row>
        <table:table-row table:style-name="ro1">
          <table:table-cell office:value-type="string" calcext:value-type="string">
            <text:p>Benchmarks/TSVC/IndirectAddressing-dbl/IndirectAddressing-dbl</text:p>
          </table:table-cell>
          <table:table-cell office:value-type="float" office:value="1158083" calcext:value-type="float">
            <text:p>1158083</text:p>
          </table:table-cell>
          <table:table-cell office:value-type="float" office:value="113104" calcext:value-type="float">
            <text:p>113104</text:p>
          </table:table-cell>
          <table:table-cell office:value-type="float" office:value="503960" calcext:value-type="float">
            <text:p>503960</text:p>
          </table:table-cell>
          <table:table-cell office:value-type="float" office:value="504059" calcext:value-type="float">
            <text:p>504059</text:p>
          </table:table-cell>
          <table:table-cell/>
        </table:table-row>
        <table:table-row table:style-name="ro1">
          <table:table-cell office:value-type="string" calcext:value-type="string">
            <text:p>Benchmarks/TSVC/IndirectAddressing-flt/IndirectAddressing-flt</text:p>
          </table:table-cell>
          <table:table-cell office:value-type="float" office:value="1158083" calcext:value-type="float">
            <text:p>1158083</text:p>
          </table:table-cell>
          <table:table-cell office:value-type="float" office:value="113133" calcext:value-type="float">
            <text:p>113133</text:p>
          </table:table-cell>
          <table:table-cell office:value-type="float" office:value="503960" calcext:value-type="float">
            <text:p>503960</text:p>
          </table:table-cell>
          <table:table-cell office:value-type="float" office:value="504119" calcext:value-type="float">
            <text:p>504119</text:p>
          </table:table-cell>
          <table:table-cell/>
        </table:table-row>
        <table:table-row table:style-name="ro1">
          <table:table-cell office:value-type="string" calcext:value-type="string">
            <text:p>Benchmarks/TSVC/CrossingThresholds-dbl/CrossingThresholds-dbl</text:p>
          </table:table-cell>
          <table:table-cell office:value-type="float" office:value="1158479" calcext:value-type="float">
            <text:p>1158479</text:p>
          </table:table-cell>
          <table:table-cell office:value-type="float" office:value="113041" calcext:value-type="float">
            <text:p>113041</text:p>
          </table:table-cell>
          <table:table-cell office:value-type="float" office:value="504120" calcext:value-type="float">
            <text:p>504120</text:p>
          </table:table-cell>
          <table:table-cell office:value-type="float" office:value="504225" calcext:value-type="float">
            <text:p>504225</text:p>
          </table:table-cell>
          <table:table-cell/>
        </table:table-row>
        <table:table-row table:style-name="ro1">
          <table:table-cell office:value-type="string" calcext:value-type="string">
            <text:p>Benchmarks/TSVC/CrossingThresholds-flt/CrossingThresholds-flt</text:p>
          </table:table-cell>
          <table:table-cell office:value-type="float" office:value="1158479" calcext:value-type="float">
            <text:p>1158479</text:p>
          </table:table-cell>
          <table:table-cell office:value-type="float" office:value="113155" calcext:value-type="float">
            <text:p>113155</text:p>
          </table:table-cell>
          <table:table-cell office:value-type="float" office:value="504120" calcext:value-type="float">
            <text:p>504120</text:p>
          </table:table-cell>
          <table:table-cell office:value-type="float" office:value="504306" calcext:value-type="float">
            <text:p>504306</text:p>
          </table:table-cell>
          <table:table-cell/>
        </table:table-row>
        <table:table-row table:style-name="ro1">
          <table:table-cell office:value-type="string" calcext:value-type="string">
            <text:p>Benchmarks/TSVC/LoopRerolling-dbl/LoopRerolling-dbl</text:p>
          </table:table-cell>
          <table:table-cell office:value-type="float" office:value="1158540" calcext:value-type="float">
            <text:p>1158540</text:p>
          </table:table-cell>
          <table:table-cell office:value-type="float" office:value="113129" calcext:value-type="float">
            <text:p>113129</text:p>
          </table:table-cell>
          <table:table-cell office:value-type="float" office:value="503876" calcext:value-type="float">
            <text:p>503876</text:p>
          </table:table-cell>
          <table:table-cell office:value-type="float" office:value="503999" calcext:value-type="float">
            <text:p>503999</text:p>
          </table:table-cell>
          <table:table-cell/>
        </table:table-row>
        <table:table-row table:style-name="ro1">
          <table:table-cell office:value-type="string" calcext:value-type="string">
            <text:p>Benchmarks/TSVC/LoopRerolling-flt/LoopRerolling-flt</text:p>
          </table:table-cell>
          <table:table-cell office:value-type="float" office:value="1158540" calcext:value-type="float">
            <text:p>1158540</text:p>
          </table:table-cell>
          <table:table-cell office:value-type="float" office:value="113098" calcext:value-type="float">
            <text:p>113098</text:p>
          </table:table-cell>
          <table:table-cell office:value-type="float" office:value="503864" calcext:value-type="float">
            <text:p>503864</text:p>
          </table:table-cell>
          <table:table-cell office:value-type="float" office:value="503989" calcext:value-type="float">
            <text:p>503989</text:p>
          </table:table-cell>
          <table:table-cell/>
        </table:table-row>
        <table:table-row table:style-name="ro1">
          <table:table-cell office:value-type="string" calcext:value-type="string">
            <text:p>Benchmarks/TSVC/GlobalDataFlow-dbl/GlobalDataFlow-dbl</text:p>
          </table:table-cell>
          <table:table-cell office:value-type="float" office:value="1158965" calcext:value-type="float">
            <text:p>1158965</text:p>
          </table:table-cell>
          <table:table-cell office:value-type="float" office:value="113339" calcext:value-type="float">
            <text:p>113339</text:p>
          </table:table-cell>
          <table:table-cell office:value-type="float" office:value="504582" calcext:value-type="float">
            <text:p>504582</text:p>
          </table:table-cell>
          <table:table-cell office:value-type="float" office:value="504711" calcext:value-type="float">
            <text:p>504711</text:p>
          </table:table-cell>
          <table:table-cell/>
        </table:table-row>
        <table:table-row table:style-name="ro1">
          <table:table-cell office:value-type="string" calcext:value-type="string">
            <text:p>Benchmarks/TSVC/GlobalDataFlow-flt/GlobalDataFlow-flt</text:p>
          </table:table-cell>
          <table:table-cell office:value-type="float" office:value="1158965" calcext:value-type="float">
            <text:p>1158965</text:p>
          </table:table-cell>
          <table:table-cell office:value-type="float" office:value="113246" calcext:value-type="float">
            <text:p>113246</text:p>
          </table:table-cell>
          <table:table-cell office:value-type="float" office:value="504582" calcext:value-type="float">
            <text:p>504582</text:p>
          </table:table-cell>
          <table:table-cell office:value-type="float" office:value="504724" calcext:value-type="float">
            <text:p>504724</text:p>
          </table:table-cell>
          <table:table-cell/>
        </table:table-row>
        <table:table-row table:style-name="ro1">
          <table:table-cell office:value-type="string" calcext:value-type="string">
            <text:p>Benchmarks/TSVC/NodeSplitting-flt/NodeSplitting-flt</text:p>
          </table:table-cell>
          <table:table-cell office:value-type="float" office:value="1159397" calcext:value-type="float">
            <text:p>1159397</text:p>
          </table:table-cell>
          <table:table-cell office:value-type="float" office:value="112888" calcext:value-type="float">
            <text:p>112888</text:p>
          </table:table-cell>
          <table:table-cell office:value-type="float" office:value="504345" calcext:value-type="float">
            <text:p>504345</text:p>
          </table:table-cell>
          <table:table-cell office:value-type="float" office:value="504443" calcext:value-type="float">
            <text:p>504443</text:p>
          </table:table-cell>
          <table:table-cell/>
        </table:table-row>
        <table:table-row table:style-name="ro1">
          <table:table-cell office:value-type="string" calcext:value-type="string">
            <text:p>Benchmarks/TSVC/NodeSplitting-dbl/NodeSplitting-dbl</text:p>
          </table:table-cell>
          <table:table-cell office:value-type="float" office:value="1159397" calcext:value-type="float">
            <text:p>1159397</text:p>
          </table:table-cell>
          <table:table-cell office:value-type="float" office:value="112843" calcext:value-type="float">
            <text:p>112843</text:p>
          </table:table-cell>
          <table:table-cell office:value-type="float" office:value="504345" calcext:value-type="float">
            <text:p>504345</text:p>
          </table:table-cell>
          <table:table-cell office:value-type="float" office:value="504434" calcext:value-type="float">
            <text:p>504434</text:p>
          </table:table-cell>
          <table:table-cell/>
        </table:table-row>
        <table:table-row table:style-name="ro1">
          <table:table-cell office:value-type="string" calcext:value-type="string">
            <text:p>Benchmarks/TSVC/ControlLoops-flt/ControlLoops-flt</text:p>
          </table:table-cell>
          <table:table-cell office:value-type="float" office:value="1159475" calcext:value-type="float">
            <text:p>1159475</text:p>
          </table:table-cell>
          <table:table-cell office:value-type="float" office:value="113288" calcext:value-type="float">
            <text:p>113288</text:p>
          </table:table-cell>
          <table:table-cell office:value-type="float" office:value="505049" calcext:value-type="float">
            <text:p>505049</text:p>
          </table:table-cell>
          <table:table-cell office:value-type="float" office:value="505128" calcext:value-type="float">
            <text:p>505128</text:p>
          </table:table-cell>
          <table:table-cell/>
        </table:table-row>
        <table:table-row table:style-name="ro1">
          <table:table-cell office:value-type="string" calcext:value-type="string">
            <text:p>Benchmarks/TSVC/ControlLoops-dbl/ControlLoops-dbl</text:p>
          </table:table-cell>
          <table:table-cell office:value-type="float" office:value="1159475" calcext:value-type="float">
            <text:p>1159475</text:p>
          </table:table-cell>
          <table:table-cell office:value-type="float" office:value="113406" calcext:value-type="float">
            <text:p>113406</text:p>
          </table:table-cell>
          <table:table-cell office:value-type="float" office:value="505049" calcext:value-type="float">
            <text:p>505049</text:p>
          </table:table-cell>
          <table:table-cell office:value-type="float" office:value="505158" calcext:value-type="float">
            <text:p>505158</text:p>
          </table:table-cell>
          <table:table-cell/>
        </table:table-row>
        <table:table-row table:style-name="ro1">
          <table:table-cell office:value-type="string" calcext:value-type="string">
            <text:p>Benchmarks/TSVC/InductionVariable-flt/InductionVariable-flt</text:p>
          </table:table-cell>
          <table:table-cell office:value-type="float" office:value="1159535" calcext:value-type="float">
            <text:p>1159535</text:p>
          </table:table-cell>
          <table:table-cell office:value-type="float" office:value="113159" calcext:value-type="float">
            <text:p>113159</text:p>
          </table:table-cell>
          <table:table-cell office:value-type="float" office:value="504675" calcext:value-type="float">
            <text:p>504675</text:p>
          </table:table-cell>
          <table:table-cell office:value-type="float" office:value="504791" calcext:value-type="float">
            <text:p>504791</text:p>
          </table:table-cell>
          <table:table-cell/>
        </table:table-row>
        <table:table-row table:style-name="ro1">
          <table:table-cell office:value-type="string" calcext:value-type="string">
            <text:p>Benchmarks/TSVC/InductionVariable-dbl/InductionVariable-dbl</text:p>
          </table:table-cell>
          <table:table-cell office:value-type="float" office:value="1159535" calcext:value-type="float">
            <text:p>1159535</text:p>
          </table:table-cell>
          <table:table-cell office:value-type="float" office:value="113218" calcext:value-type="float">
            <text:p>113218</text:p>
          </table:table-cell>
          <table:table-cell office:value-type="float" office:value="504675" calcext:value-type="float">
            <text:p>504675</text:p>
          </table:table-cell>
          <table:table-cell office:value-type="float" office:value="504746" calcext:value-type="float">
            <text:p>504746</text:p>
          </table:table-cell>
          <table:table-cell/>
        </table:table-row>
        <table:table-row table:style-name="ro1">
          <table:table-cell office:value-type="string" calcext:value-type="string">
            <text:p>Benchmarks/TSVC/LoopRestructuring-dbl/LoopRestructuring-dbl</text:p>
          </table:table-cell>
          <table:table-cell office:value-type="float" office:value="1160144" calcext:value-type="float">
            <text:p>1160144</text:p>
          </table:table-cell>
          <table:table-cell office:value-type="float" office:value="113271" calcext:value-type="float">
            <text:p>113271</text:p>
          </table:table-cell>
          <table:table-cell office:value-type="float" office:value="504825" calcext:value-type="float">
            <text:p>504825</text:p>
          </table:table-cell>
          <table:table-cell office:value-type="float" office:value="505024" calcext:value-type="float">
            <text:p>505024</text:p>
          </table:table-cell>
          <table:table-cell/>
        </table:table-row>
        <table:table-row table:style-name="ro1">
          <table:table-cell office:value-type="string" calcext:value-type="string">
            <text:p>Benchmarks/TSVC/LoopRestructuring-flt/LoopRestructuring-flt</text:p>
          </table:table-cell>
          <table:table-cell office:value-type="float" office:value="1160144" calcext:value-type="float">
            <text:p>1160144</text:p>
          </table:table-cell>
          <table:table-cell office:value-type="float" office:value="113210" calcext:value-type="float">
            <text:p>113210</text:p>
          </table:table-cell>
          <table:table-cell office:value-type="float" office:value="504825" calcext:value-type="float">
            <text:p>504825</text:p>
          </table:table-cell>
          <table:table-cell office:value-type="float" office:value="505038" calcext:value-type="float">
            <text:p>505038</text:p>
          </table:table-cell>
          <table:table-cell/>
        </table:table-row>
        <table:table-row table:style-name="ro1">
          <table:table-cell office:value-type="string" calcext:value-type="string">
            <text:p>Benchmarks/TSVC/Reductions-flt/Reductions-flt</text:p>
          </table:table-cell>
          <table:table-cell office:value-type="float" office:value="1160608" calcext:value-type="float">
            <text:p>1160608</text:p>
          </table:table-cell>
          <table:table-cell office:value-type="float" office:value="113432" calcext:value-type="float">
            <text:p>113432</text:p>
          </table:table-cell>
          <table:table-cell office:value-type="float" office:value="505744" calcext:value-type="float">
            <text:p>505744</text:p>
          </table:table-cell>
          <table:table-cell office:value-type="float" office:value="505864" calcext:value-type="float">
            <text:p>505864</text:p>
          </table:table-cell>
          <table:table-cell/>
        </table:table-row>
        <table:table-row table:style-name="ro1">
          <table:table-cell office:value-type="string" calcext:value-type="string">
            <text:p>Benchmarks/TSVC/Reductions-dbl/Reductions-dbl</text:p>
          </table:table-cell>
          <table:table-cell office:value-type="float" office:value="1160608" calcext:value-type="float">
            <text:p>1160608</text:p>
          </table:table-cell>
          <table:table-cell office:value-type="float" office:value="113519" calcext:value-type="float">
            <text:p>113519</text:p>
          </table:table-cell>
          <table:table-cell office:value-type="float" office:value="505744" calcext:value-type="float">
            <text:p>505744</text:p>
          </table:table-cell>
          <table:table-cell office:value-type="float" office:value="505834" calcext:value-type="float">
            <text:p>505834</text:p>
          </table:table-cell>
          <table:table-cell/>
        </table:table-row>
        <table:table-row table:style-name="ro1">
          <table:table-cell office:value-type="string" calcext:value-type="string">
            <text:p>Benchmarks/TSVC/LinearDependence-dbl/LinearDependence-dbl</text:p>
          </table:table-cell>
          <table:table-cell office:value-type="float" office:value="1161318" calcext:value-type="float">
            <text:p>1161318</text:p>
          </table:table-cell>
          <table:table-cell office:value-type="float" office:value="113350" calcext:value-type="float">
            <text:p>113350</text:p>
          </table:table-cell>
          <table:table-cell office:value-type="float" office:value="505760" calcext:value-type="float">
            <text:p>505760</text:p>
          </table:table-cell>
          <table:table-cell office:value-type="float" office:value="505883" calcext:value-type="float">
            <text:p>505883</text:p>
          </table:table-cell>
          <table:table-cell/>
        </table:table-row>
        <table:table-row table:style-name="ro1">
          <table:table-cell office:value-type="string" calcext:value-type="string">
            <text:p>Benchmarks/TSVC/LinearDependence-flt/LinearDependence-flt</text:p>
          </table:table-cell>
          <table:table-cell office:value-type="float" office:value="1161318" calcext:value-type="float">
            <text:p>1161318</text:p>
          </table:table-cell>
          <table:table-cell office:value-type="float" office:value="113215" calcext:value-type="float">
            <text:p>113215</text:p>
          </table:table-cell>
          <table:table-cell office:value-type="float" office:value="505760" calcext:value-type="float">
            <text:p>505760</text:p>
          </table:table-cell>
          <table:table-cell office:value-type="float" office:value="505893" calcext:value-type="float">
            <text:p>505893</text:p>
          </table:table-cell>
          <table:table-cell/>
        </table:table-row>
        <table:table-row table:style-name="ro1">
          <table:table-cell office:value-type="string" calcext:value-type="string">
            <text:p>Benchmarks/TSVC/Expansion-dbl/Expansion-dbl</text:p>
          </table:table-cell>
          <table:table-cell office:value-type="float" office:value="1161372" calcext:value-type="float">
            <text:p>1161372</text:p>
          </table:table-cell>
          <table:table-cell office:value-type="float" office:value="113096" calcext:value-type="float">
            <text:p>113096</text:p>
          </table:table-cell>
          <table:table-cell office:value-type="float" office:value="505683" calcext:value-type="float">
            <text:p>505683</text:p>
          </table:table-cell>
          <table:table-cell office:value-type="float" office:value="505772" calcext:value-type="float">
            <text:p>505772</text:p>
          </table:table-cell>
          <table:table-cell/>
        </table:table-row>
        <table:table-row table:style-name="ro1">
          <table:table-cell office:value-type="string" calcext:value-type="string">
            <text:p>Benchmarks/TSVC/Expansion-flt/Expansion-flt</text:p>
          </table:table-cell>
          <table:table-cell office:value-type="float" office:value="1161372" calcext:value-type="float">
            <text:p>1161372</text:p>
          </table:table-cell>
          <table:table-cell office:value-type="float" office:value="113221" calcext:value-type="float">
            <text:p>113221</text:p>
          </table:table-cell>
          <table:table-cell office:value-type="float" office:value="505683" calcext:value-type="float">
            <text:p>505683</text:p>
          </table:table-cell>
          <table:table-cell office:value-type="float" office:value="505796" calcext:value-type="float">
            <text:p>505796</text:p>
          </table:table-cell>
          <table:table-cell/>
        </table:table-row>
        <table:table-row table:style-name="ro1">
          <table:table-cell office:value-type="string" calcext:value-type="string">
            <text:p>Benchmarks/TSVC/ControlFlow-flt/ControlFlow-flt</text:p>
          </table:table-cell>
          <table:table-cell office:value-type="float" office:value="1170411" calcext:value-type="float">
            <text:p>1170411</text:p>
          </table:table-cell>
          <table:table-cell office:value-type="float" office:value="113611" calcext:value-type="float">
            <text:p>113611</text:p>
          </table:table-cell>
          <table:table-cell office:value-type="float" office:value="510311" calcext:value-type="float">
            <text:p>510311</text:p>
          </table:table-cell>
          <table:table-cell office:value-type="float" office:value="510408" calcext:value-type="float">
            <text:p>510408</text:p>
          </table:table-cell>
          <table:table-cell/>
        </table:table-row>
        <table:table-row table:style-name="ro1">
          <table:table-cell office:value-type="string" calcext:value-type="string">
            <text:p>Benchmarks/TSVC/ControlFlow-dbl/ControlFlow-dbl</text:p>
          </table:table-cell>
          <table:table-cell office:value-type="float" office:value="1170411" calcext:value-type="float">
            <text:p>1170411</text:p>
          </table:table-cell>
          <table:table-cell office:value-type="float" office:value="113583" calcext:value-type="float">
            <text:p>113583</text:p>
          </table:table-cell>
          <table:table-cell office:value-type="float" office:value="510311" calcext:value-type="float">
            <text:p>510311</text:p>
          </table:table-cell>
          <table:table-cell office:value-type="float" office:value="510408" calcext:value-type="float">
            <text:p>510408</text:p>
          </table:table-cell>
          <table:table-cell/>
        </table:table-row>
        <table:table-row table:style-name="ro1">
          <table:table-cell office:value-type="string" calcext:value-type="string">
            <text:p>Applications/d/make_dparser</text:p>
          </table:table-cell>
          <table:table-cell office:value-type="float" office:value="1379458" calcext:value-type="float">
            <text:p>1379458</text:p>
          </table:table-cell>
          <table:table-cell office:value-type="float" office:value="356670" calcext:value-type="float">
            <text:p>356670</text:p>
          </table:table-cell>
          <table:table-cell office:value-type="float" office:value="114771" calcext:value-type="float">
            <text:p>114771</text:p>
          </table:table-cell>
          <table:table-cell office:value-type="float" office:value="394047" calcext:value-type="float">
            <text:p>394047</text:p>
          </table:table-cell>
          <table:table-cell/>
        </table:table-row>
        <table:table-row table:style-name="ro1">
          <table:table-cell office:value-type="string" calcext:value-type="string">
            <text:p>Benchmarks/mafft/pairlocalalign</text:p>
          </table:table-cell>
          <table:table-cell office:value-type="float" office:value="2622405" calcext:value-type="float">
            <text:p>2622405</text:p>
          </table:table-cell>
          <table:table-cell office:value-type="float" office:value="602326" calcext:value-type="float">
            <text:p>602326</text:p>
          </table:table-cell>
          <table:table-cell office:value-type="float" office:value="482342" calcext:value-type="float">
            <text:p>482342</text:p>
          </table:table-cell>
          <table:table-cell office:value-type="float" office:value="716126" calcext:value-type="float">
            <text:p>716126</text:p>
          </table:table-cell>
          <table:table-cell/>
        </table:table-row>
        <table:table-row table:style-name="ro1">
          <table:table-cell office:value-type="string" calcext:value-type="string">
            <text:p>Applications/sqlite3/sqlite3</text:p>
          </table:table-cell>
          <table:table-cell office:value-type="float" office:value="4721799" calcext:value-type="float">
            <text:p>4721799</text:p>
          </table:table-cell>
          <table:table-cell office:value-type="float" office:value="1321318" calcext:value-type="float">
            <text:p>1321318</text:p>
          </table:table-cell>
          <table:table-cell office:value-type="float" office:value="1311185" calcext:value-type="float">
            <text:p>1311185</text:p>
          </table:table-cell>
          <table:table-cell office:value-type="float" office:value="1859541" calcext:value-type="float">
            <text:p>1859541</text:p>
          </table:table-cell>
          <table:table-cell/>
        </table:table-row>
        <table:table-row table:style-name="ro1">
          <table:table-cell office:value-type="string" calcext:value-type="string">
            <text:p>Benchmarks/Prolangs-C/TimberWolfMC/timberwolfmc</text:p>
          </table:table-cell>
          <table:table-cell office:value-type="float" office:value="4771961" calcext:value-type="float">
            <text:p>4771961</text:p>
          </table:table-cell>
          <table:table-cell office:value-type="float" office:value="347551" calcext:value-type="float">
            <text:p>347551</text:p>
          </table:table-cell>
          <table:table-cell office:value-type="float" office:value="625198" calcext:value-type="float">
            <text:p>625198</text:p>
          </table:table-cell>
          <table:table-cell office:value-type="float" office:value="714062" calcext:value-type="float">
            <text:p>714062</text:p>
          </table:table-cell>
          <table:table-cell/>
        </table:table-row>
        <table:table-row table:style-name="ro1">
          <table:table-cell office:value-type="string" calcext:value-type="string">
            <text:p>Benchmarks/Bullet/bullet</text:p>
          </table:table-cell>
          <table:table-cell office:value-type="float" office:value="5580864" calcext:value-type="float">
            <text:p>5580864</text:p>
          </table:table-cell>
          <table:table-cell office:value-type="float" office:value="2992271" calcext:value-type="float">
            <text:p>2992271</text:p>
          </table:table-cell>
          <table:table-cell office:value-type="float" office:value="2690741" calcext:value-type="float">
            <text:p>2690741</text:p>
          </table:table-cell>
          <table:table-cell office:value-type="float" office:value="3354307" calcext:value-type="float">
            <text:p>3354307</text:p>
          </table:table-cell>
          <table:table-cell/>
        </table:table-row>
        <table:table-row table:style-name="ro1">
          <table:table-cell office:value-type="string" calcext:value-type="string">
            <text:p>Applications/ClamAV/clamscan</text:p>
          </table:table-cell>
          <table:table-cell office:value-type="float" office:value="5747018" calcext:value-type="float">
            <text:p>5747018</text:p>
          </table:table-cell>
          <table:table-cell office:value-type="float" office:value="2398268" calcext:value-type="float">
            <text:p>2398268</text:p>
          </table:table-cell>
          <table:table-cell office:value-type="float" office:value="1406757" calcext:value-type="float">
            <text:p>1406757</text:p>
          </table:table-cell>
          <table:table-cell office:value-type="float" office:value="2789209" calcext:value-type="float">
            <text:p>2789209</text:p>
          </table:table-cell>
          <table:table-cell/>
        </table:table-row>
        <table:table-row table:style-name="ro1">
          <table:table-cell office:value-type="string" calcext:value-type="string">
            <text:p>Benchmarks/ASCI_Purple/SMG2000/smg2000</text:p>
          </table:table-cell>
          <table:table-cell office:value-type="float" office:value="8476003" calcext:value-type="float">
            <text:p>8476003</text:p>
          </table:table-cell>
          <table:table-cell office:value-type="float" office:value="1641050" calcext:value-type="float">
            <text:p>1641050</text:p>
          </table:table-cell>
          <table:table-cell office:value-type="float" office:value="825454" calcext:value-type="float">
            <text:p>825454</text:p>
          </table:table-cell>
          <table:table-cell office:value-type="float" office:value="1813943" calcext:value-type="float">
            <text:p>1813943</text:p>
          </table:table-cell>
          <table:table-cell/>
        </table:table-row>
        <table:table-row table:style-name="ro1">
          <table:table-cell office:value-type="string" calcext:value-type="string">
            <text:p>Applications/JM/ldecod/ldecod</text:p>
          </table:table-cell>
          <table:table-cell office:value-type="float" office:value="10719258" calcext:value-type="float">
            <text:p>10719258</text:p>
          </table:table-cell>
          <table:table-cell office:value-type="float" office:value="2764838" calcext:value-type="float">
            <text:p>2764838</text:p>
          </table:table-cell>
          <table:table-cell office:value-type="float" office:value="1840068" calcext:value-type="float">
            <text:p>1840068</text:p>
          </table:table-cell>
          <table:table-cell office:value-type="float" office:value="3218836" calcext:value-type="float">
            <text:p>3218836</text:p>
          </table:table-cell>
          <table:table-cell/>
        </table:table-row>
        <table:table-row table:style-name="ro1">
          <table:table-cell office:value-type="string" calcext:value-type="string">
            <text:p>Benchmarks/7zip/7zip-benchmark</text:p>
          </table:table-cell>
          <table:table-cell office:value-type="float" office:value="12930599" calcext:value-type="float">
            <text:p>12930599</text:p>
          </table:table-cell>
          <table:table-cell office:value-type="float" office:value="2435577" calcext:value-type="float">
            <text:p>2435577</text:p>
          </table:table-cell>
          <table:table-cell office:value-type="float" office:value="2976731" calcext:value-type="float">
            <text:p>2976731</text:p>
          </table:table-cell>
          <table:table-cell office:value-type="float" office:value="4223000" calcext:value-type="float">
            <text:p>4223000</text:p>
          </table:table-cell>
          <table:table-cell/>
        </table:table-row>
        <table:table-row table:style-name="ro1">
          <table:table-cell office:value-type="string" calcext:value-type="string">
            <text:p>Applications/JM/lencod/lencod</text:p>
          </table:table-cell>
          <table:table-cell office:value-type="float" office:value="15146276" calcext:value-type="float">
            <text:p>15146276</text:p>
          </table:table-cell>
          <table:table-cell office:value-type="float" office:value="1828785" calcext:value-type="float">
            <text:p>1828785</text:p>
          </table:table-cell>
          <table:table-cell office:value-type="float" office:value="1784023" calcext:value-type="float">
            <text:p>1784023</text:p>
          </table:table-cell>
          <table:table-cell office:value-type="float" office:value="2855664" calcext:value-type="float">
            <text:p>2855664</text:p>
          </table:table-cell>
          <table:table-cell/>
        </table:table-row>
        <table:table-row table:style-name="ro1">
          <table:table-cell office:value-type="string" calcext:value-type="string">
            <text:p>Applications/kimwitu++/kc</text:p>
          </table:table-cell>
          <table:table-cell office:value-type="float" office:value="32381906" calcext:value-type="float">
            <text:p>32381906</text:p>
          </table:table-cell>
          <table:table-cell office:value-type="float" office:value="5010223" calcext:value-type="float">
            <text:p>5010223</text:p>
          </table:table-cell>
          <table:table-cell office:value-type="float" office:value="2091055" calcext:value-type="float">
            <text:p>2091055</text:p>
          </table:table-cell>
          <table:table-cell office:value-type="float" office:value="6439087" calcext:value-type="float">
            <text:p>6439087</text:p>
          </table:table-cell>
          <table:table-cell/>
        </table:table-row>
        <table:table-row table:style-name="ro1">
          <table:table-cell office:value-type="string" calcext:value-type="string">
            <text:p>Benchmarks/MiBench/consumer-typeset/consumer-typeset</text:p>
          </table:table-cell>
          <table:table-cell office:value-type="float" office:value="294270415" calcext:value-type="float">
            <text:p>294270415</text:p>
          </table:table-cell>
          <table:table-cell office:value-type="float" office:value="40780931" calcext:value-type="float">
            <text:p>40780931</text:p>
          </table:table-cell>
          <table:table-cell office:value-type="float" office:value="8714260" calcext:value-type="float">
            <text:p>8714260</text:p>
          </table:table-cell>
          <table:table-cell office:value-type="float" office:value="47138767" calcext:value-type="float">
            <text:p>47138767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E100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3">00/00/0000</text:date>, <text:time style:data-style-name="N2" text:time-value="14:51:31.0759085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6T11:31:53.590543082</meta:creation-date>
    <dc:date>2016-10-03T14:57:40.049415783</dc:date>
    <meta:editing-duration>PT3H42M3S</meta:editing-duration>
    <meta:editing-cycles>25</meta:editing-cycles>
    <meta:generator>LibreOffice/5.1.4.2$Linux_X86_64 LibreOffice_project/10m0$Build-2</meta:generator>
    <meta:document-statistic meta:table-count="1" meta:cell-count="500" meta:object-count="0"/>
  </office:meta>
</office:document-meta>
</file>